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671cm" fo:min-width="5.469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097cm" fo:min-width="3.541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1.188cm" fo:min-width="3.541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2.544cm" fo:min-width="5.723cm"/>
    </style:style>
    <style:style style:name="gr6" style:family="graphic" style:parent-style-name="standard">
      <style:graphic-properties draw:textarea-horizontal-align="justify" draw:textarea-vertical-align="middle" draw:auto-grow-height="false" fo:min-height="0.83cm" fo:min-width="1.278cm"/>
    </style:style>
    <style:style style:name="gr7" style:family="graphic" style:parent-style-name="standard">
      <style:graphic-properties draw:textarea-horizontal-align="justify" draw:textarea-vertical-align="middle" draw:auto-grow-height="false" fo:min-height="1.211cm" fo:min-width="1.024cm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2.671cm" fo:min-width="6.104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2.925cm" fo:min-width="3.818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fill-color="#dddddd" draw:textarea-horizontal-align="justify" draw:textarea-vertical-align="middle" draw:auto-grow-height="false" fo:min-height="0.919cm" fo:min-width="3.901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tinerary!" draw:style-name="gr1" draw:text-style-name="P2" xml:id="id1" draw:id="id1" draw:layer="layout" svg:width="5.969cm" svg:height="2.921cm" svg:x="18.78cm" svg:y="7.224cm">
          <text:p text:style-name="P1">MYtine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715cm" svg:height="1.905cm" svg:x="22.59cm" svg:y="3.159cm">
          <text:p text:style-name="P1">Actv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1.905cm" svg:x="17.891cm" svg:y="2.017cm"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9.001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1.905cm" svg:x="17.89cm" svg:y="2.016cm">
          <text:p text:style-name="P1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1.066cm" svg:y1="3.922cm" svg:x2="21.828cm" svg:y2="7.224cm">
          <text:p/>
        </draw:line>
        <draw:line draw:style-name="gr4" draw:text-style-name="P4" draw:layer="layout" svg:x1="22.209cm" svg:y1="7.35cm" svg:x2="23.86cm" svg:y2="4.937cm">
          <text:p/>
        </draw:line>
        <draw:line draw:style-name="gr4" draw:text-style-name="P4" draw:layer="layout" svg:x1="10.906cm" svg:y1="7.731cm" svg:x2="12.049cm" svg:y2="5.191cm">
          <text:p/>
        </draw:line>
        <draw:custom-shape draw:style-name="gr5" draw:text-style-name="P2" draw:layer="layout" svg:width="6.223cm" svg:height="2.794cm" svg:x="6.3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15cm" svg:height="2.032cm" svg:x="9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9cm" svg:y="3.286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2.651cm" svg:y="3.286cm">
          <text:p text:style-name="P1">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715cm" svg:height="2.032cm" svg:x="8.999cm" svg:y="3.286cm">
          <text:p text:style-name="P1">Cit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.556cm" svg:height="2.159cm" svg:x="13.981cm" svg:y="7.631cm">
          <text:p text:style-name="P1">invok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2.557cm" svg:y1="8.747cm" svg:x2="14.208cm" svg:y2="8.747cm">
          <text:p/>
        </draw:line>
        <draw:line draw:style-name="gr4" draw:text-style-name="P4" draw:layer="layout" svg:x1="17.564cm" svg:y1="8.747cm" svg:x2="18.707cm" svg:y2="8.747cm">
          <text:p/>
        </draw:line>
        <draw:custom-shape draw:style-name="gr2" draw:text-style-name="P3" draw:layer="layout" svg:width="5.715cm" svg:height="1.905cm" svg:x="14.335cm" svg:y="12.049cm">
          <text:p text:style-name="P1">Description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826cm" svg:y1="5.191cm" svg:x2="7.477cm" svg:y2="7.35cm">
          <text:p/>
        </draw:line>
        <draw:custom-shape draw:style-name="gr7" draw:text-style-name="P1" draw:layer="layout" svg:width="3.048cm" svg:height="2.921cm" svg:x="8.258cm" svg:y="11.795cm">
          <text:p text:style-name="P1">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9.801cm" svg:y1="10.244cm" svg:x2="9.801cm" svg:y2="11.895cm">
          <text:p/>
        </draw:line>
        <draw:line draw:style-name="gr4" draw:text-style-name="P4" draw:layer="layout" svg:x1="9.763cm" svg:y1="14.589cm" svg:x2="9.763cm" svg:y2="16.494cm">
          <text:p/>
        </draw:line>
        <draw:custom-shape draw:style-name="gr2" draw:text-style-name="P3" draw:layer="layout" svg:width="5.715cm" svg:height="1.905cm" svg:x="14.081cm" svg:y="15.859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15cm" svg:height="1.905cm" svg:x="13.954cm" svg:y="18.018cm">
          <text:p text:style-name="P1">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6.604cm" svg:height="2.921cm" svg:x="6.461cm" svg:y="16.494cm">
          <text:p text:style-name="P1">Image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954cm" svg:y1="16.875cm" svg:x2="13.065cm" svg:y2="17.383cm">
          <text:p/>
        </draw:line>
        <draw:line draw:style-name="gr4" draw:text-style-name="P4" draw:layer="layout" svg:x1="13.954cm" svg:y1="18.907cm" svg:x2="12.811cm" svg:y2="18.272cm">
          <text:p/>
        </draw:line>
        <draw:line draw:style-name="gr4" draw:text-style-name="P4" draw:layer="layout" svg:x1="20.05cm" svg:y1="10.017cm" svg:x2="17.51cm" svg:y2="12.049cm">
          <text:p/>
        </draw:line>
        <draw:custom-shape draw:style-name="gr5" draw:text-style-name="P2" draw:layer="layout" svg:width="6.223cm" svg:height="2.794cm" svg:x="6.3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23cm" svg:height="2.794cm" svg:x="6.3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23cm" svg:height="2.794cm" svg:x="6.3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223cm" svg:height="2.794cm" svg:x="6.334cm" svg:y="7.35cm">
          <text:p text:style-name="P1">City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18cm" svg:height="3.175cm" svg:x="23.587cm" svg:y="14.462cm">
          <text:p text:style-name="P1">Comment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2.921cm" svg:x="8.259cm" svg:y="11.795cm">
          <text:p text:style-name="P1">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3.048cm" svg:height="2.921cm" svg:x="8.26cm" svg:y="11.795cm">
          <text:p text:style-name="P1">Us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2" draw:id="id2" draw:layer="layout" svg:width="3.048cm" svg:height="2.921cm" svg:x="24.198cm" svg:y="10.779cm">
          <text:p text:style-name="P1">Includ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24.749cm" svg:y1="8.684cm" svg:x2="25.722cm" svg:y2="10.779cm" draw:start-shape="id1" draw:start-glue-point="1" draw:end-shape="id2" draw:end-glue-point="4" svg:d="M24749 8684h973v2095" svg:viewBox="0 0 974 2096">
          <text:p/>
        </draw:connector>
        <draw:line draw:style-name="gr4" draw:text-style-name="P4" draw:layer="layout" svg:x1="25.765cm" svg:y1="13.7cm" svg:x2="25.765cm" svg:y2="14.589cm">
          <text:p/>
        </draw:line>
        <draw:custom-shape draw:style-name="gr2" draw:text-style-name="P3" draw:layer="layout" svg:width="5.715cm" svg:height="1.905cm" svg:x="15.224cm" svg:y="4.556cm">
          <text:p text:style-name="P1">Du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272cm" svg:y1="6.588cm" svg:x2="21.828cm" svg:y2="7.35cm">
          <text:p/>
        </draw:line>
        <draw:custom-shape draw:style-name="gr11" draw:text-style-name="P3" draw:layer="layout" svg:width="6.223cm" svg:height="1.651cm" svg:x="23.479cm" svg:y="5.445cm">
          <text:p text:style-name="P1">Co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26.654cm" svg:y1="7.096cm" svg:x2="24.749cm" svg:y2="8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0:40:21.934079143</meta:creation-date>
    <dc:date>2019-06-24T12:42:20.865587749</dc:date>
    <meta:editing-duration>PT35M34S</meta:editing-duration>
    <meta:editing-cycles>7</meta:editing-cycles>
    <meta:generator>LibreOffice/6.2.4.2.0$Linux_X86_64 LibreOffice_project/20$Build-2</meta:generator>
    <meta:document-statistic meta:object-count="41"/>
  </office:meta>
</office:document-meta>
</file>